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338cm"/>
    </style:style>
    <style:style style:name="Table1.B" style:family="table-column">
      <style:table-column-properties style:column-width="11.663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.238cm" fo:padding-top="0cm" fo:padding-bottom="0.132cm" fo:border-left="none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000000"/>
    </style:style>
    <style:style style:name="Table1.A10" style:family="table-cell">
      <style:table-cell-properties style:vertical-align="middle" fo:padding-left="0cm" fo:padding-right="0.238cm" fo:padding-top="0cm" fo:padding-bottom="0cm" fo:border-left="none" fo:border-right="0.05pt solid #000000" fo:border-top="none" fo:border-bottom="none"/>
    </style:style>
    <style:style style:name="P1" style:family="paragraph" style:parent-style-name="Text_20_body">
      <style:paragraph-properties fo:margin-left="0cm" fo:margin-right="0cm" fo:line-height="140%" fo:text-indent="0cm" style:auto-text-indent="false"/>
    </style:style>
    <style:style style:name="P2" style:family="paragraph" style:parent-style-name="Horizontal_20_Line">
      <style:text-properties fo:color="#000000" loext:opacity="100%" style:font-name="Liberation Serif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fo:color="#000000" loext:opacity="100%" style:font-name="Liberation Serif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line-height="140%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line-height="140%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line-height="140%" fo:text-indent="0cm" style:auto-text-indent="false" fo:padding="0cm" fo:border="none"/>
    </style:style>
    <style:style style:name="P11" style:family="paragraph" style:parent-style-name="Heading_20_3">
      <style:paragraph-properties fo:margin-left="0cm" fo:margin-right="0cm" fo:text-indent="0cm" style:auto-text-indent="false"/>
      <style:text-properties fo:color="#000000" loext:opacity="100%" style:font-name="Liberation Serif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line-height="140%" fo:text-indent="0cm" style:auto-text-indent="false" fo:padding="0cm" fo:border="none"/>
    </style:style>
    <style:style style:name="P14" style:family="paragraph" style:parent-style-name="Heading_20_3">
      <style:paragraph-properties fo:margin-left="0cm" fo:margin-right="0cm" fo:line-height="140%" fo:text-indent="0cm" style:auto-text-indent="false"/>
    </style:style>
    <style:style style:name="P15" style:family="paragraph" style:parent-style-name="Table_20_Heading">
      <style:paragraph-properties fo:margin-left="0cm" fo:margin-right="0cm" fo:line-height="142%" fo:text-align="left" style:justify-single-word="false" fo:text-indent="0cm" style:auto-text-indent="false"/>
      <style:text-properties fo:color="#000000" loext:opacity="100%" style:font-name="Liberation Serif" fo:font-size="10.5pt"/>
    </style:style>
    <style:style style:name="P16" style:family="paragraph" style:parent-style-name="Table_20_Contents">
      <style:paragraph-properties fo:margin-left="0cm" fo:margin-right="0cm" fo:line-height="140%" fo:text-align="left" style:justify-single-word="false" fo:orphans="6" fo:text-indent="0cm" style:auto-text-indent="false"/>
    </style:style>
    <style:style style:name="P17" style:family="paragraph" style:parent-style-name="Table_20_Contents">
      <style:paragraph-properties fo:margin-left="0cm" fo:margin-right="0cm" fo:text-align="left" style:justify-single-word="false" fo:orphans="6" fo:text-indent="0cm" style:auto-text-indent="false"/>
      <style:text-properties fo:color="#000000" loext:opacity="100%" style:font-name="Liberation Serif"/>
    </style:style>
    <style:style style:name="P18" style:family="paragraph" style:parent-style-name="Standard">
      <style:text-properties fo:color="#000000" loext:opacity="100%" style:font-name="Liberation Serif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line-height="140%" fo:text-indent="0cm" style:auto-text-indent="false" fo:padding="0cm" fo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line-height="140%" fo:text-indent="0cm" style:auto-text-indent="false" fo:padding="0cm" fo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line-height="140%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6" style:family="paragraph" style:parent-style-name="Text_20_body" style:list-style-name="L8">
      <style:paragraph-properties fo:margin-left="0cm" fo:margin-right="0cm" fo:line-height="140%" fo:text-indent="0cm" style:auto-text-indent="false" fo:padding="0cm" fo:border="none"/>
    </style:style>
    <style:style style:name="P27" style:family="paragraph" style:parent-style-name="Text_20_body" style:list-style-name="L9">
      <style:paragraph-properties fo:margin-left="0cm" fo:margin-right="0cm" fo:line-height="140%" fo:text-indent="0cm" style:auto-text-indent="false" fo:padding="0cm" fo:border="none"/>
    </style:style>
    <style:style style:name="P28" style:family="paragraph" style:parent-style-name="Text_20_body" style:list-style-name="L10">
      <style:paragraph-properties fo:margin-left="0cm" fo:margin-right="0cm" fo:line-height="140%" fo:text-indent="0cm" style:auto-text-indent="false" fo:padding="0cm" fo:border="none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30" style:family="paragraph" style:parent-style-name="Text_20_body" style:list-style-name="L11">
      <style:paragraph-properties fo:margin-left="0cm" fo:margin-right="0cm" fo:line-height="140%" fo:text-indent="0cm" style:auto-text-indent="false" fo:padding="0cm" fo:border="none"/>
    </style:style>
    <style:style style:name="P31" style:family="paragraph" style:parent-style-name="Text_20_body" style:list-style-name="L12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3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/>
    </style:style>
    <style:style style:name="P33" style:family="paragraph" style:parent-style-name="Text_20_body" style:list-style-name="L12">
      <style:paragraph-properties fo:margin-left="0cm" fo:margin-right="0cm" fo:line-height="140%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35" style:family="paragraph" style:parent-style-name="Text_20_body" style:list-style-name="L13">
      <style:paragraph-properties fo:margin-left="0cm" fo:margin-right="0cm" fo:line-height="140%" fo:text-indent="0cm" style:auto-text-indent="false" fo:padding="0cm" fo:border="none"/>
    </style:style>
    <style:style style:name="T1" style:family="text">
      <style:text-properties fo:color="#000000" loext:opacity="100%" style:font-name="Liberation Serif"/>
    </style:style>
    <style:style style:name="T2" style:family="text">
      <style:text-properties fo:color="#000000" loext:opacity="100%" style:font-name="Liberation Serif" loext:padding="0cm" loext:border="none"/>
    </style:style>
    <style:style style:name="T3" style:family="text">
      <style:text-properties fo:font-variant="normal" fo:text-transform="none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stJS 11, Jest (</text:span><text:span text:style-name="Source_20_Text"><text:span text:style-name="T2">npm test</text:span></text:span><text:span text:style-name="T1">), Prisma, Auth JWT em cookie, bcrypt. Os </text:span><text:span text:style-name="Source_20_Text"><text:span text:style-name="T2">*.spec.ts</text:span></text:span><text:span text:style-name="T1"> de </text:span><text:span text:style-name="Source_20_Text"><text:span text:style-name="T2">UsersService</text:span></text:span><text:span text:style-name="T1"> e </text:span><text:span text:style-name="Source_20_Text"><text:span text:style-name="T2">UsersController</text:span></text:span><text:span text:style-name="T1"> hoje só verificam </text:span><text:span text:style-name="Source_20_Text"><text:span text:style-name="T2">should be defined</text:span></text:span><text:span text:style-name="T1">; o </text:span><text:span text:style-name="Source_20_Text"><text:span text:style-name="T2">AppController</text:span></text:span><text:span text:style-name="T1"> tem um caso real; existe e2e mínimo só para </text:span><text:span text:style-name="Source_20_Text"><text:span text:style-name="T2">GET /</text:span></text:span><text:span text:style-name="T1">.</text:span></text:p>
      <text:p text:style-name="P2"/>
      <text:h text:style-name="P3" text:outline-level="2">1. Objetivo e escopo</text:h>
      <text:list text:style-name="L1">
        <text:list-item>
          <text:p text:style-name="P4"><text:span text:style-name="T1">Objetivo: cobrir a regra de negócio e os fluxos de erro do backend com testes unitários (dependências falsas: Prisma, JWT, bcrypt, </text:span><text:span text:style-name="Source_20_Text"><text:span text:style-name="T2">Response</text:span></text:span><text:span text:style-name="T1">/</text:span><text:span text:style-name="Source_20_Text"><text:span text:style-name="T2">Request</text:span></text:span><text:span text:style-name="T1"> onde fizer sentido).</text:span></text:p>
        </text:list-item>
        <text:list-item>
          <text:p text:style-name="P5"><text:span text:style-name="T1">Fora do escopo agora: frontend; expansão grande de e2e (pode ser fase posterior, com banco de teste ou </text:span><text:span text:style-name="Source_20_Text"><text:span text:style-name="T2">Testcontainers</text:span></text:span><text:span text:style-name="T1">).</text:span></text:p>
        </text:list-item>
      </text:list>
      <text:p text:style-name="P2"/>
      <text:h text:style-name="P3" text:outline-level="2">2. Estado atual (baseline)</text:h>
      <text:list text:style-name="L2">
        <text:list-item>
          <text:p text:style-name="P6"><text:span text:style-name="T1">Scripts: </text:span><text:span text:style-name="Source_20_Text"><text:span text:style-name="T2">test</text:span></text:span><text:span text:style-name="T1">, </text:span><text:span text:style-name="Source_20_Text"><text:span text:style-name="T2">test:watch</text:span></text:span><text:span text:style-name="T1">, </text:span><text:span text:style-name="Source_20_Text"><text:span text:style-name="T2">test:cov</text:span></text:span><text:span text:style-name="T1">, </text:span><text:span text:style-name="Source_20_Text"><text:span text:style-name="T2">test:e2e</text:span></text:span><text:span text:style-name="T1"> em </text:span><text:span text:style-name="Source_20_Text"><text:span text:style-name="T2">package.json</text:span></text:span><text:span text:style-name="T1">.</text:span></text:p>
        </text:list-item>
        <text:list-item>
          <text:p text:style-name="P6"><text:span text:style-name="T1">Jest usa </text:span><text:span text:style-name="Source_20_Text"><text:span text:style-name="T2">rootDir: "src"</text:span></text:span><text:span text:style-name="T1"> e </text:span><text:span text:style-name="Source_20_Text"><text:span text:style-name="T2">.*\.spec\.ts$</text:span></text:span><text:span text:style-name="T1">.</text:span></text:p>
        </text:list-item>
        <text:list-item>
          <text:p text:style-name="P6"><text:span text:style-name="T1">Users: </text:span><text:span text:style-name="Source_20_Text"><text:span text:style-name="T2">UsersService</text:span></text:span><text:span text:style-name="T1"> concentra hash, tratamento </text:span><text:span text:style-name="Source_20_Text"><text:span text:style-name="T2">P2002</text:span></text:span><text:span text:style-name="T1">/</text:span><text:span text:style-name="Source_20_Text"><text:span text:style-name="T2">P2025</text:span></text:span><text:span text:style-name="T1">, remoção de senha na resposta; </text:span><text:span text:style-name="Source_20_Text"><text:span text:style-name="T2">UsersController</text:span></text:span><text:span text:style-name="T1"> impõe self-service em </text:span><text:span text:style-name="Source_20_Text"><text:span text:style-name="T2">PATCH</text:span></text:span><text:span text:style-name="T1">/</text:span><text:span text:style-name="Source_20_Text"><text:span text:style-name="T2">DELETE</text:span></text:span><text:span text:style-name="T1"> e limpa cookie ao excluir conta.</text:span></text:p>
        </text:list-item>
        <text:list-item>
          <text:p text:style-name="P7"><text:span text:style-name="T1">Auth: </text:span><text:span text:style-name="Source_20_Text"><text:span text:style-name="T2">AuthService.login</text:span></text:span><text:span text:style-name="T1"> valida usuário/senha e emite token; </text:span><text:span text:style-name="Source_20_Text"><text:span text:style-name="T2">AuthController</text:span></text:span><text:span text:style-name="T1"> grava cookie no login e limpa no logout; </text:span><text:span text:style-name="Source_20_Text"><text:span text:style-name="T2">JwtStrategy.validate</text:span></text:span><text:span text:style-name="T1"> mapeia payload → </text:span><text:span text:style-name="Source_20_Text"><text:span text:style-name="T2">req.user</text:span></text:span><text:span text:style-name="T1">.</text:span></text:p>
        </text:list-item>
      </text:list>
      <text:p text:style-name="P2"/>
      <text:h text:style-name="P3" text:outline-level="2">3. Princípios da suíte</text:h>
      <text:list text:style-name="L3">
        <text:list-item>
          <text:p text:style-name="P8">Serviços primeiro: mais lógica e menos acoplamento a HTTP; mocks estáveis.</text:p>
        </text:list-item>
        <text:list-item>
          <text:p text:style-name="P9"><text:span text:style-name="T1">Controllers depois: delegação ao service + políticas (403, cookies, status HTTP) com </text:span><text:span text:style-name="Source_20_Text"><text:span text:style-name="T2">UsersService</text:span></text:span><text:span text:style-name="T1"> / </text:span><text:span text:style-name="Source_20_Text"><text:span text:style-name="T2">AuthService</text:span></text:span><text:span text:style-name="T1"> mockados.</text:span></text:p>
        </text:list-item>
        <text:list-item>
          <text:p text:style-name="P9"><text:span text:style-name="T1">Evitar banco real em unitários: mock de </text:span><text:span text:style-name="Source_20_Text"><text:span text:style-name="T2">PrismaService</text:span></text:span><text:span text:style-name="T1"> (objeto </text:span><text:span text:style-name="Source_20_Text"><text:span text:style-name="T2">user: { create, findMany, ... }</text:span></text:span><text:span text:style-name="T1"> e </text:span><text:span text:style-name="Source_20_Text"><text:span text:style-name="T2">$transaction</text:span></text:span><text:span text:style-name="T1"> se surgir).</text:span></text:p>
        </text:list-item>
        <text:list-item>
          <text:p text:style-name="P9"><text:span text:style-name="T1">bcrypt: em testes de </text:span><text:span text:style-name="Source_20_Text"><text:span text:style-name="T2">UsersService</text:span></text:span><text:span text:style-name="T1">/</text:span><text:span text:style-name="Source_20_Text"><text:span text:style-name="T2">AuthService</text:span></text:span><text:span text:style-name="T1">, preferir </text:span><text:span text:style-name="Source_20_Text"><text:span text:style-name="T2">jest.mock('bcrypt')</text:span></text:span><text:span text:style-name="T1"> com </text:span><text:span text:style-name="Source_20_Text"><text:span text:style-name="T2">hash</text:span></text:span><text:span text:style-name="T1">/</text:span><text:span text:style-name="Source_20_Text"><text:span text:style-name="T2">compare</text:span></text:span><text:span text:style-name="T1"> resolvendo valores fixos — testes mais rápidos e determinísticos; reservar 1–2 testes de integração (opcional) se quiser validar rounds reais.</text:span></text:p>
        </text:list-item>
        <text:list-item>
          <text:p text:style-name="P10"><text:span text:style-name="T1">Erros Prisma: instanciar </text:span><text:span text:style-name="Source_20_Text"><text:span text:style-name="T2">Prisma.PrismaClientKnownRequestError</text:span></text:span><text:span text:style-name="T1"> com </text:span><text:span text:style-name="Source_20_Text"><text:span text:style-name="T2">code</text:span></text:span><text:span text:style-name="T1"> </text:span><text:span text:style-name="Source_20_Text"><text:span text:style-name="T2">P2002</text:span></text:span><text:span text:style-name="T1"> / </text:span><text:span text:style-name="Source_20_Text"><text:span text:style-name="T2">P2025</text:span></text:span><text:span text:style-name="T1"> (como no código em </text:span><text:span text:style-name="Source_20_Text"><text:span text:style-name="T2">users.service.ts</text:span></text:span><text:span text:style-name="T1">) para cobrir os </text:span><text:span text:style-name="Source_20_Text"><text:span text:style-name="T2">catch</text:span></text:span><text:span text:style-name="T1">.</text:span></text:p>
        </text:list-item>
      </text:list>
      <text:p text:style-name="P2"/>
      <text:h text:style-name="P3" text:outline-level="2"><text:soft-page-break/>4. Fases de implementação</text:h>
      <text:h text:style-name="P11" text:outline-level="3">Fase A — Base reutilizável (curta)</text:h>
      <text:list text:style-name="L4">
        <text:list-item>
          <text:p text:style-name="P12"><text:span text:style-name="T1">Factories/fixtures: funções que retornam </text:span><text:span text:style-name="Source_20_Text"><text:span text:style-name="T2">User</text:span></text:span><text:span text:style-name="T1"> “como o Prisma” (com </text:span><text:span text:style-name="Source_20_Text"><text:span text:style-name="T2">password</text:span></text:span><text:span text:style-name="T1"> hash) e DTOs mínimos (</text:span><text:span text:style-name="Source_20_Text"><text:span text:style-name="T2">CreateUserDto</text:span></text:span><text:span text:style-name="T1">, </text:span><text:span text:style-name="Source_20_Text"><text:span text:style-name="T2">UpdateUserDto</text:span></text:span><text:span text:style-name="T1">, </text:span><text:span text:style-name="Source_20_Text"><text:span text:style-name="T2">LoginDto</text:span></text:span><text:span text:style-name="T1">).</text:span></text:p>
        </text:list-item>
        <text:list-item>
          <text:p text:style-name="P12"><text:span text:style-name="T1">Helper de erro Prisma: função </text:span><text:span text:style-name="Source_20_Text"><text:span text:style-name="T2">makePrismaError(code: 'P2002' | 'P2025')</text:span></text:span><text:span text:style-name="T1"> para não repetir setup do construtor do erro.</text:span></text:p>
        </text:list-item>
        <text:list-item>
          <text:p text:style-name="P13"><text:span text:style-name="T1">(Opcional) </text:span><text:span text:style-name="Source_20_Text"><text:span text:style-name="T2">src/test-utils/</text:span></text:span><text:span text:style-name="T1"> ou ao lado dos specs, sem mudar produção além do necessário.</text:span></text:p>
        </text:list-item>
      </text:list>
      <text:h text:style-name="P14" text:outline-level="3"><text:span text:style-name="T1">Fase B — </text:span><text:span text:style-name="Source_20_Text"><text:span text:style-name="T2">UsersService</text:span></text:span><text:span text:style-name="T1"> (prioridade máxima)</text:span></text:h>
      <text:p text:style-name="P1"><text:span text:style-name="T1">Cobrir, com </text:span><text:span text:style-name="Source_20_Text"><text:span text:style-name="T2">PrismaService</text:span></text:span><text:span text:style-name="T1"> mockado e </text:span><text:span text:style-name="Source_20_Text"><text:span text:style-name="T2">bcrypt</text:span></text:span><text:span text:style-name="T1"> mockado quando útil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Comportamento</text:p>
            </table:table-cell>
            <table:table-cell table:style-name="Table1.A1" office:value-type="string">
              <text:p text:style-name="P15">O que assertar</text:p>
            </table:table-cell>
          </table:table-row>
        </table:table-header-rows>
        <table:table-row>
          <table:table-cell table:style-name="Table1.A2" office:value-type="string">
            <text:p text:style-name="P16"><text:span text:style-name="Source_20_Text"><text:span text:style-name="T2">create</text:span></text:span></text:p>
          </table:table-cell>
          <table:table-cell table:style-name="Table1.B2" office:value-type="string">
            <text:p text:style-name="P16"><text:span text:style-name="Source_20_Text"><text:span text:style-name="T2">bcrypt.hash</text:span></text:span><text:span text:style-name="T1"> com salt 10; </text:span><text:span text:style-name="Source_20_Text"><text:span text:style-name="T2">prisma.user.create</text:span></text:span><text:span text:style-name="T1"> com dados esperados; retorno sem </text:span><text:span text:style-name="Source_20_Text"><text:span text:style-name="T2">password</text:span></text:span><text:span text:style-name="T1">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create</text:span></text:span><text:span text:style-name="T1"> + email duplicado</text:span></text:p>
          </table:table-cell>
          <table:table-cell table:style-name="Table1.B2" office:value-type="string">
            <text:p text:style-name="P16"><text:span text:style-name="Source_20_Text"><text:span text:style-name="T2">ConflictException</text:span></text:span><text:span text:style-name="T1"> e mensagem já usada no código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findAll</text:span></text:span><text:span text:style-name="T1"> / </text:span><text:span text:style-name="Source_20_Text"><text:span text:style-name="T2">findOne</text:span></text:span></text:p>
          </table:table-cell>
          <table:table-cell table:style-name="Table1.B2" office:value-type="string">
            <text:p text:style-name="P17">repasse ao Prisma e retorno propagado.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update</text:span></text:span><text:span text:style-name="T1"> com senha</text:span></text:p>
          </table:table-cell>
          <table:table-cell table:style-name="Table1.B2" office:value-type="string">
            <text:p text:style-name="P16"><text:span text:style-name="T1">hash aplicado antes do </text:span><text:span text:style-name="Source_20_Text"><text:span text:style-name="T2">update</text:span></text:span><text:span text:style-name="T1">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update</text:span></text:span><text:span text:style-name="T1"> com </text:span><text:span text:style-name="Source_20_Text"><text:span text:style-name="T2">email</text:span></text:span><text:span text:style-name="T1"> / </text:span><text:span text:style-name="Source_20_Text"><text:span text:style-name="T2">name</text:span></text:span></text:p>
          </table:table-cell>
          <table:table-cell table:style-name="Table1.B2" office:value-type="string">
            <text:p text:style-name="P16"><text:span text:style-name="Source_20_Text"><text:span text:style-name="T2">trim</text:span></text:span><text:span text:style-name="T1"> / </text:span><text:span text:style-name="Source_20_Text"><text:span text:style-name="T2">toLowerCase</text:span></text:span><text:span text:style-name="T1"> no email (como em </text:span><text:span text:style-name="Source_20_Text"><text:span text:style-name="T2">users.service.ts</text:span></text:span><text:span text:style-name="T1">)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update</text:span></text:span><text:span text:style-name="T1"> + </text:span><text:span text:style-name="Source_20_Text"><text:span text:style-name="T2">P2002</text:span></text:span></text:p>
          </table:table-cell>
          <table:table-cell table:style-name="Table1.B2" office:value-type="string">
            <text:p text:style-name="P16"><text:span text:style-name="Source_20_Text"><text:span text:style-name="T2">ConflictException</text:span></text:span><text:span text:style-name="T1">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update</text:span></text:span><text:span text:style-name="T1"> + </text:span><text:span text:style-name="Source_20_Text"><text:span text:style-name="T2">P2025</text:span></text:span></text:p>
          </table:table-cell>
          <table:table-cell table:style-name="Table1.B2" office:value-type="string">
            <text:p text:style-name="P16"><text:span text:style-name="Source_20_Text"><text:span text:style-name="T2">NotFoundException</text:span></text:span><text:span text:style-name="T1">.</text:span></text:p>
          </table:table-cell>
        </table:table-row>
        <table:table-row>
          <table:table-cell table:style-name="Table1.A2" office:value-type="string">
            <text:p text:style-name="P16"><text:span text:style-name="Source_20_Text"><text:span text:style-name="T2">remove</text:span></text:span><text:span text:style-name="T1"> + </text:span><text:span text:style-name="Source_20_Text"><text:span text:style-name="T2">P2025</text:span></text:span></text:p>
          </table:table-cell>
          <table:table-cell table:style-name="Table1.B2" office:value-type="string">
            <text:p text:style-name="P16"><text:span text:style-name="Source_20_Text"><text:span text:style-name="T2">NotFoundException</text:span></text:span><text:span text:style-name="T1">.</text:span></text:p>
          </table:table-cell>
        </table:table-row>
        <table:table-row>
          <table:table-cell table:style-name="Table1.A10" office:value-type="string">
            <text:p text:style-name="P16"><text:span text:style-name="Source_20_Text"><text:span text:style-name="T2">remove</text:span></text:span><text:span text:style-name="T1"> sucesso</text:span></text:p>
          </table:table-cell>
          <table:table-cell table:style-name="Table1.A1" office:value-type="string">
            <text:p text:style-name="P16"><text:span text:style-name="Source_20_Text"><text:span text:style-name="T2">delete</text:span></text:span><text:span text:style-name="T1"> chamado; sem retorno explícito além de </text:span><text:span text:style-name="Source_20_Text"><text:span text:style-name="T2">void</text:span></text:span><text:span text:style-name="T1">.</text:span></text:p>
          </table:table-cell>
        </table:table-row>
      </table:table>
      <text:p text:style-name="P18"/>
      <text:h text:style-name="Heading_20_3" text:outline-level="3"><text:span text:style-name="T1">Fase C — </text:span><text:span text:style-name="Source_20_Text"><text:span text:style-name="T2">AuthService</text:span></text:span></text:h>
      <text:list text:style-name="L5">
        <text:list-item>
          <text:p text:style-name="P19"><text:span text:style-name="T1">Usuário inexistente → </text:span><text:span text:style-name="Source_20_Text"><text:span text:style-name="T2">UnauthorizedException</text:span></text:span><text:span text:style-name="T1">.</text:span></text:p>
        </text:list-item>
        <text:list-item>
          <text:p text:style-name="P19"><text:span text:style-name="T1">Senha incorreta (</text:span><text:span text:style-name="Source_20_Text"><text:span text:style-name="T2">bcrypt.compare</text:span></text:span><text:span text:style-name="T1"> → </text:span><text:span text:style-name="Source_20_Text"><text:span text:style-name="T2">false</text:span></text:span><text:span text:style-name="T1">) → </text:span><text:span text:style-name="Source_20_Text"><text:span text:style-name="T2">UnauthorizedException</text:span></text:span><text:span text:style-name="T1">.</text:span></text:p>
        </text:list-item>
        <text:list-item>
          <text:p text:style-name="P20"><text:span text:style-name="T1">Login OK → </text:span><text:span text:style-name="Source_20_Text"><text:span text:style-name="T2">jwtService.signAsync</text:span></text:span><text:span text:style-name="T1"> chamado com payload </text:span><text:span text:style-name="Source_20_Text"><text:span text:style-name="T2">sub</text:span></text:span><text:span text:style-name="T1">/</text:span><text:span text:style-name="Source_20_Text"><text:span text:style-name="T2">email</text:span></text:span><text:span text:style-name="T1">/</text:span><text:span text:style-name="Source_20_Text"><text:span text:style-name="T2">name</text:span></text:span><text:span text:style-name="T1">; retorno com </text:span><text:span text:style-name="Source_20_Text"><text:span text:style-name="T2">user</text:span></text:span><text:span text:style-name="T1"> (sem senha) e </text:span><text:span text:style-name="Source_20_Text"><text:span text:style-name="T2">access_token</text:span></text:span><text:span text:style-name="T1">.</text:span></text:p>
        </text:list-item>
      </text:list>
      <text:h text:style-name="P14" text:outline-level="3"><text:span text:style-name="T1">Fase D — </text:span><text:span text:style-name="Source_20_Text"><text:span text:style-name="T2">UsersController</text:span></text:span><text:span text:style-name="T1"> (mock de </text:span><text:span text:style-name="Source_20_Text"><text:span text:style-name="T2">UsersService</text:span></text:span><text:span text:style-name="T1">)</text:span></text:h>
      <text:list text:style-name="L6">
        <text:list-item>
          <text:p text:style-name="P21"><text:span text:style-name="Source_20_Text"><text:span text:style-name="T2">create</text:span></text:span><text:span text:style-name="T1"> / </text:span><text:span text:style-name="Source_20_Text"><text:span text:style-name="T2">findAll</text:span></text:span><text:span text:style-name="T1"> / </text:span><text:span text:style-name="Source_20_Text"><text:span text:style-name="T2">findOne</text:span></text:span><text:span text:style-name="T1"> chamam o service com os argumentos corretos.</text:span></text:p>
        </text:list-item>
        <text:list-item>
          <text:p text:style-name="P21"><text:span text:style-name="Source_20_Text"><text:span text:style-name="T2">update</text:span></text:span><text:span text:style-name="T1">: mock de </text:span><text:span text:style-name="Source_20_Text"><text:span text:style-name="T2">req.user</text:span></text:span><text:span text:style-name="T1"> com </text:span><text:span text:style-name="Source_20_Text"><text:span text:style-name="T2">userId</text:span></text:span><text:span text:style-name="T1">; id igual → chama </text:span><text:span text:style-name="Source_20_Text"><text:span text:style-name="T2">usersService.update</text:span></text:span><text:span text:style-name="T1">; id diferente → </text:span><text:span text:style-name="Source_20_Text"><text:span text:style-name="T2">ForbiddenException</text:span></text:span><text:span text:style-name="T1"> com a mensagem já usada.</text:span></text:p>
        </text:list-item>
        <text:list-item>
          <text:p text:style-name="P22"><text:span text:style-name="Source_20_Text"><text:span text:style-name="T2">remove</text:span></text:span><text:span text:style-name="T1">: mesma regra de autorização; em sucesso, verificar </text:span><text:span text:style-name="Source_20_Text"><text:span text:style-name="T2">clearCookie</text:span></text:span><text:span text:style-name="T1"> no mock de </text:span><text:span text:style-name="Source_20_Text"><text:span text:style-name="T2">Response</text:span></text:span><text:span text:style-name="T1"> com </text:span><text:span text:style-name="Source_20_Text"><text:span text:style-name="T2">AUTH_COOKIE_NAME</text:span></text:span><text:span text:style-name="T1"> e opções alinhadas </text:span><text:soft-page-break/><text:span text:style-name="T1">a </text:span><text:span text:style-name="Source_20_Text"><text:span text:style-name="T2">authCookieBase</text:span></text:span><text:span text:style-name="T1"> + </text:span><text:span text:style-name="Source_20_Text"><text:span text:style-name="T2">secure</text:span></text:span><text:span text:style-name="T1"> conforme </text:span><text:span text:style-name="Source_20_Text"><text:span text:style-name="T2">NODE_ENV</text:span></text:span><text:span text:style-name="T1"> (testar com </text:span><text:span text:style-name="Source_20_Text"><text:span text:style-name="T2">production</text:span></text:span><text:span text:style-name="T1"> vs não, resetando </text:span><text:span text:style-name="Source_20_Text"><text:span text:style-name="T2">process.env</text:span></text:span><text:span text:style-name="T1"> no </text:span><text:span text:style-name="Source_20_Text"><text:span text:style-name="T2">afterEach</text:span></text:span><text:span text:style-name="T1">).</text:span></text:p>
        </text:list-item>
      </text:list>
      <text:p text:style-name="P18"/>
      <text:p text:style-name="P1"><text:span text:style-name="T1">Nota: rotas com </text:span><text:span text:style-name="Source_20_Text"><text:span text:style-name="T2">JwtAuthGuard</text:span></text:span><text:span text:style-name="T1"> em teste de controller podem usar </text:span><text:span text:style-name="Source_20_Text"><text:span text:style-name="T2">overrideGuard(JwtAuthGuard).useValue({ canActivate: () =&gt; true })</text:span></text:span><text:span text:style-name="T1"> no </text:span><text:span text:style-name="Source_20_Text"><text:span text:style-name="T2">TestingModule</text:span></text:span><text:span text:style-name="T1"> e injetar </text:span><text:span text:style-name="Source_20_Text"><text:span text:style-name="T2">req</text:span></text:span><text:span text:style-name="T1"> via factory ou testar só métodos isolados se preferir não montar o guard.</text:span></text:p>
      <text:h text:style-name="P14" text:outline-level="3"><text:span text:style-name="T1">Fase E — </text:span><text:span text:style-name="Source_20_Text"><text:span text:style-name="T2">AuthController</text:span></text:span></text:h>
      <text:list text:style-name="L7">
        <text:list-item>
          <text:p text:style-name="P23"><text:span text:style-name="T1">Mock de </text:span><text:span text:style-name="Source_20_Text"><text:span text:style-name="T2">Response</text:span></text:span><text:span text:style-name="T1"> com </text:span><text:span text:style-name="Source_20_Text"><text:span text:style-name="T2">jest.fn()</text:span></text:span><text:span text:style-name="T1"> em </text:span><text:span text:style-name="Source_20_Text"><text:span text:style-name="T2">cookie</text:span></text:span><text:span text:style-name="T1"> e </text:span><text:span text:style-name="Source_20_Text"><text:span text:style-name="T2">clearCookie</text:span></text:span><text:span text:style-name="T1">.</text:span></text:p>
        </text:list-item>
        <text:list-item>
          <text:p text:style-name="P24"><text:span text:style-name="Source_20_Text"><text:span text:style-name="T2">login</text:span></text:span><text:span text:style-name="T1">: chama </text:span><text:span text:style-name="Source_20_Text"><text:span text:style-name="T2">authService.login</text:span></text:span><text:span text:style-name="T1">; define cookie com nome </text:span><text:span text:style-name="Source_20_Text"><text:span text:style-name="T2">access_token</text:span></text:span><text:span text:style-name="T1">, </text:span><text:span text:style-name="Source_20_Text"><text:span text:style-name="T2">httpOnly</text:span></text:span><text:span text:style-name="T1">, </text:span><text:span text:style-name="Source_20_Text"><text:span text:style-name="T2">sameSite</text:span></text:span><text:span text:style-name="T1">, </text:span><text:span text:style-name="Source_20_Text"><text:span text:style-name="T2">path</text:span></text:span><text:span text:style-name="T1">, </text:span><text:span text:style-name="Source_20_Text"><text:span text:style-name="T2">maxAge</text:span></text:span><text:span text:style-name="T1"> (valor fixo do controller), </text:span><text:span text:style-name="Source_20_Text"><text:span text:style-name="T2">secure</text:span></text:span><text:span text:style-name="T1"> conforme ambiente; retorno </text:span><text:span text:style-name="Source_20_Text"><text:span text:style-name="T2">{ user }</text:span></text:span><text:span text:style-name="T1"> sem token no body (o token vai no cookie — alinhar expectativa ao código atual).</text:span></text:p>
        </text:list-item>
      </text:list>
      <text:p text:style-name="P18"/>
      <text:list text:style-name="L8">
        <text:list-item>
          <text:p text:style-name="P25"><text:span text:style-name="Source_20_Text"><text:span text:style-name="T2">logout</text:span></text:span><text:span text:style-name="T1">: </text:span><text:span text:style-name="Source_20_Text"><text:span text:style-name="T2">clearCookie</text:span></text:span><text:span text:style-name="T1"> com as mesmas opções base.</text:span></text:p>
        </text:list-item>
        <text:list-item>
          <text:p text:style-name="P26"><text:span text:style-name="Source_20_Text"><text:span text:style-name="T2">me</text:span></text:span><text:span text:style-name="T1">: retorno </text:span><text:span text:style-name="Source_20_Text"><text:span text:style-name="T2">{ id, email, name }</text:span></text:span><text:span text:style-name="T1"> a partir de </text:span><text:span text:style-name="Source_20_Text"><text:span text:style-name="T2">req.user</text:span></text:span><text:span text:style-name="T1"> (guard mockado ou chamada direta ao método com </text:span><text:span text:style-name="Source_20_Text"><text:span text:style-name="T2">req</text:span></text:span><text:span text:style-name="T1"> fake).</text:span></text:p>
        </text:list-item>
      </text:list>
      <text:h text:style-name="P14" text:outline-level="3"><text:span text:style-name="T1">Fase F — </text:span><text:span text:style-name="Source_20_Text"><text:span text:style-name="T2">JwtStrategy</text:span></text:span></text:h>
      <text:list text:style-name="L9">
        <text:list-item>
          <text:p text:style-name="P27"><text:span text:style-name="T1">Teste focado em </text:span><text:span text:style-name="Source_20_Text"><text:span text:style-name="T2">validate</text:span></text:span><text:span text:style-name="T1">: entrada </text:span><text:span text:style-name="Source_20_Text"><text:span text:style-name="T2">AccessTokenPayload</text:span></text:span><text:span text:style-name="T1"> → objeto com </text:span><text:span text:style-name="Source_20_Text"><text:span text:style-name="T2">userId</text:span></text:span><text:span text:style-name="T1">, </text:span><text:span text:style-name="Source_20_Text"><text:span text:style-name="T2">email</text:span></text:span><text:span text:style-name="T1">, </text:span><text:span text:style-name="Source_20_Text"><text:span text:style-name="T2">name</text:span></text:span><text:span text:style-name="T1">. O construtor pode ser coberto com </text:span><text:span text:style-name="Source_20_Text"><text:span text:style-name="T2">Test.createTestingModule</text:span></text:span><text:span text:style-name="T1"> importando </text:span><text:span text:style-name="Source_20_Text"><text:span text:style-name="T2">PassportModule</text:span></text:span><text:span text:style-name="T1">/</text:span><text:span text:style-name="Source_20_Text"><text:span text:style-name="T2">JwtModule</text:span></text:span><text:span text:style-name="T1"> apenas se necessário; alternativa mínima: instanciar a strategy com </text:span><text:span text:style-name="Source_20_Text"><text:span text:style-name="T2">new JwtStrategy()</text:span></text:span><text:span text:style-name="T1"> se o </text:span><text:span text:style-name="Source_20_Text"><text:span text:style-name="T2">super({...})</text:span></text:span><text:span text:style-name="T1"> não quebrar (depende de versão do passport-jwt); se falhar, usar o módulo de teste Nest.</text:span></text:p>
        </text:list-item>
      </text:list>
      <text:h text:style-name="P11" text:outline-level="3">Fase G — DTOs (opcional, baixo acoplamento à API)</text:h>
      <text:list text:style-name="L10">
        <text:list-item>
          <text:p text:style-name="P28"><text:span text:style-name="T1">Usar </text:span><text:span text:style-name="Source_20_Text"><text:span text:style-name="T2">plainToInstance</text:span></text:span><text:span text:style-name="T1"> + </text:span><text:span text:style-name="Source_20_Text"><text:span text:style-name="T2">validate</text:span></text:span><text:span text:style-name="T1"> de </text:span><text:span text:style-name="Source_20_Text"><text:span text:style-name="T2">class-validator</text:span></text:span><text:span text:style-name="T1"> em casos de borda: email inválido, nome curto, senha curta, transforms de trim — útil para travar mensagens em português já definidas nos decorators.</text:span></text:p>
        </text:list-item>
      </text:list>
      <text:h text:style-name="P11" text:outline-level="3">Fase H — Limpeza e política de cobertura</text:h>
      <text:list text:style-name="L11">
        <text:list-item>
          <text:p text:style-name="P29"><text:span text:style-name="Source_20_Text"><text:span text:style-name="T2">AppController</text:span></text:span><text:span text:style-name="T1"> / </text:span><text:span text:style-name="Source_20_Text"><text:span text:style-name="T2">AppService</text:span></text:span><text:span text:style-name="T1">: manter 1 teste ou remover da cobertura alvo se forem só boilerplate.</text:span></text:p>
        </text:list-item>
        <text:list-item>
          <text:p text:style-name="P29"><text:span text:style-name="Source_20_Text"><text:span text:style-name="T2">JwtAuthGuard</text:span></text:span><text:span text:style-name="T1">: arquivo vazio de lógica — não precisa de suite dedicada.</text:span></text:p>
        </text:list-item>
        <text:list-item>
          <text:p text:style-name="P29"><text:span text:style-name="Source_20_Text"><text:span text:style-name="T2">PrismaService</text:span></text:span><text:span text:style-name="T1">: não é candidato forte a unitário sem refatorar construtor (exige </text:span><text:span text:style-name="Source_20_Text"><text:span text:style-name="T2">DATABASE_URL</text:span></text:span><text:span text:style-name="T1">); deixar para e2e ou teste de integração com env injetado.</text:span></text:p>
        </text:list-item>
        <text:list-item>
          <text:p text:style-name="P30"><text:soft-page-break/><text:span text:style-name="T1">Definir meta gradual (</text:span><text:span text:style-name="Source_20_Text"><text:span text:style-name="T2">test:cov</text:span></text:span><text:span text:style-name="T1">): por exemplo ≥80% em </text:span><text:span text:style-name="Source_20_Text"><text:span text:style-name="T2">users/**</text:span></text:span><text:span text:style-name="T1"> e </text:span><text:span text:style-name="Source_20_Text"><text:span text:style-name="T2">auth/**</text:span></text:span><text:span text:style-name="T1"> primeiro.</text:span></text:p>
        </text:list-item>
      </text:list>
      <text:p text:style-name="P2"/>
      <text:h text:style-name="P3" text:outline-level="2">5. Ordem sugerida de PRs/commits</text:h>
      <text:list text:style-name="L12">
        <text:list-item>
          <text:p text:style-name="P31"><text:span text:style-name="T1">Utilitários + </text:span><text:span text:style-name="Source_20_Text"><text:span text:style-name="T2">users.service.spec.ts</text:span></text:span><text:span text:style-name="T1"> completo.</text:span></text:p>
        </text:list-item>
        <text:list-item>
          <text:p text:style-name="P31"><text:span text:style-name="Source_20_Text"><text:span text:style-name="T2">auth.service.spec.ts</text:span></text:span><text:span text:style-name="T1">.</text:span></text:p>
        </text:list-item>
        <text:list-item>
          <text:p text:style-name="P31"><text:span text:style-name="Source_20_Text"><text:span text:style-name="T2">users.controller.spec.ts</text:span></text:span><text:span text:style-name="T1"> + overrides de guard onde preciso.</text:span></text:p>
        </text:list-item>
        <text:list-item>
          <text:p text:style-name="P31"><text:span text:style-name="Source_20_Text"><text:span text:style-name="T2">auth.controller.spec.ts</text:span></text:span><text:span text:style-name="T1">.</text:span></text:p>
        </text:list-item>
        <text:list-item>
          <text:p text:style-name="P31"><text:span text:style-name="Source_20_Text"><text:span text:style-name="T2">jwt.strategy</text:span></text:span><text:span text:style-name="T1"> (se ainda faltar cobertura).</text:span></text:p>
        </text:list-item>
        <text:list-item>
          <text:p text:style-name="P32">(Opcional) specs de DTO.</text:p>
        </text:list-item>
        <text:list-item>
          <text:p text:style-name="P33"><text:span text:style-name="T1">Ajuste de </text:span><text:span text:style-name="Source_20_Text"><text:span text:style-name="T2">collectCoverageFrom</text:span></text:span><text:span text:style-name="T1"> para excluir </text:span><text:span text:style-name="Source_20_Text"><text:span text:style-name="T2">src/generated/**</text:span></text:span><text:span text:style-name="T1"> se o relatório ficar poluído.</text:span></text:p>
        </text:list-item>
      </text:list>
      <text:p text:style-name="P2"/>
      <text:h text:style-name="P3" text:outline-level="2">6. Riscos e decisões</text:h>
      <text:list text:style-name="L13">
        <text:list-item>
          <text:p text:style-name="P34"><text:span text:style-name="T1">Testar cookie + </text:span><text:span text:style-name="Source_20_Text"><text:span text:style-name="T2">NODE_ENV</text:span></text:span><text:span text:style-name="T1">: sempre restaurar </text:span><text:span text:style-name="Source_20_Text"><text:span text:style-name="T2">process.env.NODE_ENV</text:span></text:span><text:span text:style-name="T1"> após cada teste que o altere.</text:span></text:p>
        </text:list-item>
        <text:list-item>
          <text:p text:style-name="P35"><text:span text:style-name="T1">E2e vs unitário: o </text:span><text:span text:style-name="Source_20_Text"><text:span text:style-name="T2">test/app.e2e-spec.ts</text:span></text:span><text:span text:style-name="T1"> atual sobe </text:span><text:span text:style-name="Source_20_Text"><text:span text:style-name="T2">AppModule</text:span></text:span><text:span text:style-name="T1"> real e pode exigir </text:span><text:span text:style-name="Source_20_Text"><text:span text:style-name="T2">DATABASE_URL</text:span></text:span><text:span text:style-name="T1"> / migrações; isso é integração, não substitui os unitários acima. Para CI só com unitários, </text:span><text:span text:style-name="Source_20_Text"><text:span text:style-name="T2">npm test</text:span></text:span><text:span text:style-name="T1"> basta até você configurar banco para e2e.</text:span></text:p>
        </text:list-item>
      </text:list>
      <text:p text:style-name="P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16:30:07.952259879</meta:creation-date>
    <dc:date>2026-04-12T21:48:17.044662152</dc:date>
    <meta:editing-duration>PT1H47M15S</meta:editing-duration>
    <meta:editing-cycles>2</meta:editing-cycles>
    <meta:generator>LibreOffice/26.2.1.2$Linux_X86_64 LibreOffice_project/8399f6259d8c87f40e7255cdb3c9b958f5e08948</meta:generator>
    <meta:document-statistic meta:table-count="1" meta:image-count="0" meta:object-count="0" meta:page-count="4" meta:paragraph-count="76" meta:word-count="888" meta:character-count="6003" meta:non-whitespace-character-count="5219"/>
  </office:meta>
</office:document-meta>
</file>